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Liberation Mono', Courier, monospace"/>
    <style:font-face style:name="Lohit Devanagari1" svg:font-family="'Lohit Devanagari'"/>
    <style:font-face style:name="LM Mono 8" svg:font-family="'LM Mono 8'" style:font-pitch="fixed"/>
    <style:font-face style:name="LM Mono Light 10" svg:font-family="'LM Mono Light 10'" style:font-pitch="fixed"/>
    <style:font-face style:name="TeXGyreCursor" svg:font-family="TeXGyreCurso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fo:font-size="13pt" style:text-underline-style="solid" style:text-underline-width="auto" style:text-underline-color="font-color" fo:font-weight="bold" officeooo:rsid="002a597a" officeooo:paragraph-rsid="001bb2b6" style:font-size-asian="13pt" style:font-weight-asian="bold" style:font-size-complex="13pt" style:font-weight-complex="bold"/>
    </style:style>
    <style:style style:name="P2" style:family="paragraph" style:parent-style-name="Standard">
      <style:paragraph-properties fo:text-align="end" style:justify-single-word="false"/>
      <style:text-properties fo:font-size="11pt" style:text-underline-style="none" fo:font-weight="normal" officeooo:rsid="002a597a" officeooo:paragraph-rsid="001bb2b6" style:font-size-asian="9.60000038146973pt" style:font-weight-asian="normal" style:font-size-complex="11pt" style:font-weight-complex="normal"/>
    </style:style>
    <style:style style:name="P3" style:family="paragraph" style:parent-style-name="Standard">
      <style:paragraph-properties fo:text-align="end" style:justify-single-word="false"/>
      <style:text-properties fo:font-size="11pt" style:text-underline-style="none" fo:font-weight="normal" officeooo:rsid="002b7c1e" officeooo:paragraph-rsid="001bb2b6"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1bb2b6" officeooo:paragraph-rsid="001bb2b6"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paragraph-rsid="001bb2b6"/>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bold" officeooo:rsid="001bb2b6" officeooo:paragraph-rsid="001bb2b6" style:font-size-asian="10.5pt" style:font-weight-asian="bold" style:font-size-complex="12pt" style:font-weight-complex="bold"/>
    </style:style>
    <style:style style:name="P7" style:family="paragraph" style:parent-style-name="Standard">
      <style:paragraph-properties fo:text-align="start" style:justify-single-word="false"/>
      <style:text-properties officeooo:paragraph-rsid="001da461"/>
    </style:style>
    <style:style style:name="P8" style:family="paragraph" style:parent-style-name="Standard">
      <style:paragraph-properties fo:text-align="start" style:justify-single-word="false"/>
      <style:text-properties officeooo:paragraph-rsid="001ede3d"/>
    </style:style>
    <style:style style:name="P9" style:family="paragraph" style:parent-style-name="Standard">
      <style:paragraph-properties fo:text-align="start" style:justify-single-word="false"/>
      <style:text-properties style:font-name="Liberation Serif" fo:font-size="12pt" fo:font-weight="normal" officeooo:rsid="001cec8e" officeooo:paragraph-rsid="001cec8e"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erif" fo:font-size="12pt" fo:font-weight="normal" officeooo:rsid="001cec8e" officeooo:paragraph-rsid="001da46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 fo:font-size="12pt" fo:font-weight="normal" officeooo:rsid="001cec8e" officeooo:paragraph-rsid="001ede3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font-weight="normal" officeooo:rsid="001cec8e" officeooo:paragraph-rsid="0020559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fo:font-weight="normal" officeooo:rsid="001cec8e" officeooo:paragraph-rsid="00214b1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variant="normal" fo:text-transform="none" fo:color="#172b4d" style:font-name="Liberation Serif" fo:font-size="12pt" fo:letter-spacing="normal" fo:font-style="normal" style:text-underline-style="none" fo:font-weight="normal" officeooo:rsid="001cb4ce" officeooo:paragraph-rsid="001bb2b6"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variant="normal" fo:text-transform="none" fo:color="#172b4d" style:font-name="Liberation Serif" fo:font-size="12pt" fo:letter-spacing="normal" fo:font-style="normal" style:text-underline-style="none" fo:font-weight="normal" officeooo:rsid="001cec8e" officeooo:paragraph-rsid="001cec8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variant="normal" fo:text-transform="none" fo:color="#172b4d" style:font-name="LM Mono Light 10" fo:font-size="11pt" fo:letter-spacing="normal" fo:font-style="normal" style:text-underline-style="none" fo:font-weight="normal" officeooo:rsid="001cec8e" officeooo:paragraph-rsid="001cec8e" style:font-size-asian="11pt" style:font-weight-asian="normal" style:font-size-complex="11pt" style:font-weight-complex="normal"/>
    </style:style>
    <style:style style:name="P17" style:family="paragraph" style:parent-style-name="Standard">
      <style:paragraph-properties fo:text-align="start" style:justify-single-word="false"/>
      <style:text-properties fo:font-variant="normal" fo:text-transform="none" fo:color="#172b4d" style:font-name="LM Mono 8" fo:font-size="11pt" fo:letter-spacing="normal" fo:font-style="normal" style:text-underline-style="none" fo:font-weight="normal" officeooo:rsid="001cec8e" officeooo:paragraph-rsid="001cec8e" style:font-size-asian="11pt" style:font-weight-asian="normal" style:font-size-complex="11pt" style:font-weight-complex="normal"/>
    </style:style>
    <style:style style:name="P18" style:family="paragraph" style:parent-style-name="Standard">
      <style:paragraph-properties fo:text-align="start" style:justify-single-word="false"/>
      <style:text-properties style:font-name="Liberation Serif" fo:font-size="12pt" fo:font-weight="normal" officeooo:rsid="001cec8e" officeooo:paragraph-rsid="00232dfa"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 fo:font-size="12pt" fo:font-weight="normal" officeooo:rsid="001cec8e" officeooo:paragraph-rsid="00258df6"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Liberation Serif" fo:font-size="12pt" fo:font-weight="normal" officeooo:rsid="001cec8e" officeooo:paragraph-rsid="00273886"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Liberation Serif" fo:font-size="12pt" fo:font-weight="normal" officeooo:rsid="001cec8e" officeooo:paragraph-rsid="00282d1f"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officeooo:paragraph-rsid="00214b1d"/>
    </style:style>
    <style:style style:name="P23" style:family="paragraph" style:parent-style-name="Standard">
      <style:paragraph-properties fo:text-align="start" style:justify-single-word="false"/>
      <style:text-properties officeooo:paragraph-rsid="00232dfa"/>
    </style:style>
    <style:style style:name="P24" style:family="paragraph" style:parent-style-name="Standard">
      <style:paragraph-properties fo:text-align="start" style:justify-single-word="false"/>
      <style:text-properties officeooo:paragraph-rsid="00282d1f"/>
    </style:style>
    <style:style style:name="P25" style:family="paragraph" style:parent-style-name="Standard">
      <style:paragraph-properties fo:text-align="start" style:justify-single-word="false"/>
      <style:text-properties style:font-name="LM Mono 8" fo:font-size="12pt" fo:font-weight="normal" officeooo:paragraph-rsid="001cec8e"/>
    </style:style>
    <style:style style:name="T1" style:family="text">
      <style:text-properties officeooo:rsid="002b7c1e"/>
    </style:style>
    <style:style style:name="T2" style:family="text">
      <style:text-properties officeooo:rsid="001bb2b6"/>
    </style:style>
    <style:style style:name="T3" style:family="text">
      <style:text-properties fo:font-variant="normal" fo:text-transform="none" fo:color="#172b4d" style:font-name="Liberation Serif" fo:letter-spacing="normal" fo:font-style="normal" fo:font-weight="bold" style:font-size-asian="12pt" style:font-size-complex="12pt"/>
    </style:style>
    <style:style style:name="T4" style:family="text">
      <style:text-properties fo:font-variant="normal" fo:text-transform="none" fo:color="#172b4d" style:font-name="Liberation Serif" fo:letter-spacing="normal" fo:font-style="normal" officeooo:rsid="001bb2b6" style:font-size-asian="12pt" style:font-weight-asian="normal" style:font-size-complex="12pt" style:font-weight-complex="normal"/>
    </style:style>
    <style:style style:name="T5" style:family="text">
      <style:text-properties fo:font-variant="normal" fo:text-transform="none" fo:color="#172b4d" style:font-name="Liberation Serif" fo:letter-spacing="normal" fo:font-style="normal" officeooo:rsid="001cb4ce" style:font-size-asian="12pt" style:font-weight-asian="normal" style:font-size-complex="12pt" style:font-weight-complex="normal"/>
    </style:style>
    <style:style style:name="T6" style:family="text">
      <style:text-properties fo:font-variant="normal" fo:text-transform="none" fo:color="#172b4d" style:font-name="Liberation Serif" fo:letter-spacing="normal" fo:font-style="normal" style:text-underline-style="solid" style:text-underline-width="auto" style:text-underline-color="font-color" officeooo:rsid="001cb4ce" style:font-size-asian="12pt" style:font-weight-asian="normal" style:font-size-complex="12pt" style:font-weight-complex="normal"/>
    </style:style>
    <style:style style:name="T7" style:family="text">
      <style:text-properties fo:font-variant="normal" fo:text-transform="none" fo:color="#172b4d" style:font-name="Liberation Serif" fo:letter-spacing="normal" fo:font-style="normal" style:text-underline-style="solid" style:text-underline-width="auto" style:text-underline-color="font-color" officeooo:rsid="001cec8e" style:font-size-asian="12pt" style:font-weight-asian="normal" style:font-size-complex="12pt" style:font-weight-complex="normal"/>
    </style:style>
    <style:style style:name="T8" style:family="text">
      <style:text-properties fo:font-variant="normal" fo:text-transform="none" fo:color="#172b4d" style:font-name="Liberation Serif" fo:letter-spacing="normal" fo:font-style="normal" style:text-underline-style="none" officeooo:rsid="001cb4ce" style:font-size-asian="12pt" style:font-weight-asian="normal" style:font-size-complex="12pt" style:font-weight-complex="normal"/>
    </style:style>
    <style:style style:name="T9" style:family="text">
      <style:text-properties fo:font-variant="normal" fo:text-transform="none" fo:color="#172b4d" style:font-name="Liberation Serif" fo:letter-spacing="normal" fo:font-style="normal" style:text-underline-style="none" officeooo:rsid="001cec8e" style:font-size-asian="12pt" style:font-weight-asian="normal" style:font-size-complex="12pt" style:font-weight-complex="normal"/>
    </style:style>
    <style:style style:name="T10" style:family="text">
      <style:text-properties fo:font-variant="normal" fo:text-transform="none" fo:color="#172b4d" style:text-line-through-style="none" style:text-line-through-type="none" style:font-name="Liberation Serif" fo:font-size="11pt" fo:letter-spacing="normal" fo:font-style="normal" style:text-underline-style="none" style:text-blinking="false" fo:background-color="transparent" loext:char-shading-value="0" style:font-size-asian="11pt" style:font-size-complex="11pt"/>
    </style:style>
    <style:style style:name="T11" style:family="text">
      <style:text-properties fo:font-variant="normal" fo:text-transform="none" fo:color="#172b4d" style:text-line-through-style="none" style:text-line-through-type="none" style:font-name="Liberation Serif" fo:font-size="12pt" fo:letter-spacing="normal" fo:font-style="normal" style:text-underline-style="none" fo:font-weight="normal" officeooo:rsid="001cec8e" style:text-blinking="false" fo:background-color="transparent" loext:char-shading-value="0" style:font-size-asian="10.5pt" style:font-weight-asian="normal" style:font-size-complex="12pt" style:font-weight-complex="normal"/>
    </style:style>
    <style:style style:name="T12" style:family="text">
      <style:text-properties fo:font-variant="normal" fo:text-transform="none" fo:color="#172b4d" style:text-line-through-style="none" style:text-line-through-type="none" style:font-name="Liberation Serif" fo:font-size="12pt" fo:letter-spacing="normal" fo:font-style="normal" style:text-underline-style="none" fo:font-weight="normal" officeooo:rsid="00214b1d" style:text-blinking="false" fo:background-color="transparent" loext:char-shading-value="0" style:font-size-asian="10.5pt" style:font-weight-asian="normal" style:font-size-complex="12pt" style:font-weight-complex="normal"/>
    </style:style>
    <style:style style:name="T13" style:family="text">
      <style:text-properties fo:font-variant="normal" fo:text-transform="none" fo:color="#172b4d" style:text-line-through-style="none" style:text-line-through-type="none" fo:letter-spacing="normal" fo:font-style="normal" style:text-underline-style="none" style:text-blinking="false" fo:background-color="transparent" loext:char-shading-value="0"/>
    </style:style>
    <style:style style:name="T14" style:family="text">
      <style:text-properties fo:font-variant="normal" fo:text-transform="none" fo:color="#172b4d" style:text-line-through-style="none" style:text-line-through-type="none" fo:letter-spacing="normal" fo:font-style="normal" style:text-underline-style="none" officeooo:rsid="001da461" style:text-blinking="false" fo:background-color="transparent" loext:char-shading-value="0"/>
    </style:style>
    <style:style style:name="T15" style:family="text">
      <style:text-properties fo:font-variant="normal" fo:text-transform="none" fo:color="#172b4d" style:text-line-through-style="none" style:text-line-through-type="none" fo:letter-spacing="normal" fo:font-style="normal" style:text-underline-style="none" officeooo:rsid="001ede3d" style:text-blinking="false" fo:background-color="transparent" loext:char-shading-value="0"/>
    </style:style>
    <style:style style:name="T16" style:family="text">
      <style:text-properties fo:font-variant="normal" fo:text-transform="none" fo:color="#172b4d" style:text-line-through-style="none" style:text-line-through-type="none" fo:letter-spacing="normal" fo:font-style="normal" style:text-underline-style="none" officeooo:rsid="00205593" style:text-blinking="false" fo:background-color="transparent" loext:char-shading-value="0"/>
    </style:style>
    <style:style style:name="T17" style:family="text">
      <style:text-properties fo:font-variant="normal" fo:text-transform="none" fo:color="#172b4d" style:text-line-through-style="none" style:text-line-through-type="none" fo:letter-spacing="normal" fo:font-style="normal" style:text-underline-style="none" officeooo:rsid="00214b1d" style:text-blinking="false" fo:background-color="transparent" loext:char-shading-value="0"/>
    </style:style>
    <style:style style:name="T18" style:family="text">
      <style:text-properties fo:font-variant="normal" fo:text-transform="none" fo:color="#172b4d" style:text-line-through-style="none" style:text-line-through-type="none" fo:letter-spacing="normal" fo:font-style="normal" style:text-underline-style="none" fo:font-weight="bold" officeooo:rsid="001ede3d" style:text-blinking="false" fo:background-color="transparent" loext:char-shading-value="0" style:font-weight-asian="bold" style:font-weight-complex="bold"/>
    </style:style>
    <style:style style:name="T19" style:family="text">
      <style:text-properties fo:font-variant="normal" fo:text-transform="none" fo:color="#172b4d" style:text-line-through-style="none" style:text-line-through-type="none" fo:letter-spacing="normal" fo:font-style="normal" style:text-underline-style="none" fo:font-weight="bold" officeooo:rsid="00214b1d" style:text-blinking="false" fo:background-color="transparent" loext:char-shading-value="0" style:font-weight-asian="bold" style:font-weight-complex="bold"/>
    </style:style>
    <style:style style:name="T20" style:family="text">
      <style:text-properties fo:font-variant="normal" fo:text-transform="none" fo:color="#172b4d" style:text-line-through-style="none" style:text-line-through-type="none" fo:letter-spacing="normal" fo:font-style="normal" style:text-underline-style="solid" style:text-underline-width="auto" style:text-underline-color="font-color" fo:font-weight="bold" officeooo:rsid="001da461" style:text-blinking="false" fo:background-color="transparent" loext:char-shading-value="0" style:font-weight-asian="bold" style:font-weight-complex="bold"/>
    </style:style>
    <style:style style:name="T21" style:family="text">
      <style:text-properties fo:font-variant="normal" fo:text-transform="none" fo:color="#172b4d" style:text-line-through-style="none" style:text-line-through-type="none" fo:letter-spacing="normal" fo:font-style="normal" style:text-underline-style="solid" style:text-underline-width="auto" style:text-underline-color="font-color" fo:font-weight="bold" officeooo:rsid="00205593" style:text-blinking="false" fo:background-color="transparent" loext:char-shading-value="0" style:font-weight-asian="bold" style:font-weight-complex="bold"/>
    </style:style>
    <style:style style:name="T22" style:family="text">
      <style:text-properties fo:font-variant="normal" fo:text-transform="none" fo:color="#172b4d" style:text-line-through-style="none" style:text-line-through-type="none" fo:letter-spacing="normal" fo:font-style="normal" style:text-underline-style="solid" style:text-underline-width="auto" style:text-underline-color="font-color" officeooo:rsid="00205593" style:text-blinking="false" fo:background-color="transparent" loext:char-shading-value="0"/>
    </style:style>
    <style:style style:name="T23" style:family="text">
      <style:text-properties fo:font-variant="normal" fo:text-transform="none" fo:color="#172b4d" style:text-line-through-style="none" style:text-line-through-type="none" fo:letter-spacing="normal" fo:font-style="normal" style:text-underline-style="solid" style:text-underline-width="auto" style:text-underline-color="font-color" officeooo:rsid="001ede3d" style:text-blinking="false" fo:background-color="transparent" loext:char-shading-value="0"/>
    </style:style>
    <style:style style:name="T24" style:family="text">
      <style:text-properties fo:font-variant="normal" fo:text-transform="none" fo:color="#172b4d" style:text-line-through-style="none" style:text-line-through-type="none" fo:letter-spacing="normal" fo:font-style="normal" style:text-underline-style="solid" style:text-underline-width="auto" style:text-underline-color="font-color" officeooo:rsid="00214b1d" style:text-blinking="false" fo:background-color="transparent" loext:char-shading-value="0"/>
    </style:style>
    <style:style style:name="T25" style:family="text">
      <style:text-properties fo:font-variant="normal" fo:text-transform="none" fo:color="#172b4d" style:text-line-through-style="none" style:text-line-through-type="none" style:font-name="LM Mono Light 10" fo:font-size="11pt" fo:letter-spacing="normal" fo:font-style="normal" style:text-underline-style="none" officeooo:rsid="001da461" style:text-blinking="false" fo:background-color="transparent" loext:char-shading-value="0" style:font-size-asian="11pt" style:font-size-complex="11pt"/>
    </style:style>
    <style:style style:name="T26" style:family="text">
      <style:text-properties fo:font-variant="normal" fo:text-transform="none" fo:color="#172b4d" style:text-line-through-style="none" style:text-line-through-type="none" style:font-name="LM Mono Light 10" fo:font-size="11pt" fo:letter-spacing="normal" fo:font-style="normal" style:text-underline-style="none" officeooo:rsid="001ede3d" style:text-blinking="false" fo:background-color="transparent" loext:char-shading-value="0" style:font-size-asian="11pt" style:font-size-complex="11pt"/>
    </style:style>
    <style:style style:name="T27" style:family="text">
      <style:text-properties fo:font-variant="normal" fo:text-transform="none" fo:color="#172b4d" style:text-line-through-style="none" style:text-line-through-type="none" style:font-name="LM Mono Light 10" fo:font-size="11pt" fo:letter-spacing="normal" fo:font-style="normal" style:text-underline-style="none" officeooo:rsid="00232dfa" style:text-blinking="false" fo:background-color="transparent" loext:char-shading-value="0" style:font-size-asian="9.60000038146973pt" style:font-size-complex="11pt"/>
    </style:style>
    <style:style style:name="T28" style:family="text">
      <style:text-properties fo:font-variant="normal" fo:text-transform="none" fo:color="#172b4d" style:text-line-through-style="none" style:text-line-through-type="none" style:font-name="LM Mono 8" fo:font-size="11pt" fo:letter-spacing="normal" fo:font-style="normal" style:text-underline-style="none" officeooo:rsid="00214b1d" style:text-blinking="false" fo:background-color="transparent" loext:char-shading-value="0" style:font-size-asian="9.60000038146973pt" style:font-size-complex="11pt"/>
    </style:style>
    <style:style style:name="T29" style:family="text">
      <style:text-properties fo:font-variant="normal" fo:text-transform="none" fo:color="#172b4d" style:text-line-through-style="none" style:text-line-through-type="none" style:font-name="LM Mono 8" fo:font-size="11pt" fo:letter-spacing="normal" fo:font-style="normal" style:text-underline-style="none" officeooo:rsid="001da461" style:text-blinking="false" fo:background-color="transparent" loext:char-shading-value="0" style:font-size-asian="9.60000038146973pt" style:font-size-complex="11pt"/>
    </style:style>
    <style:style style:name="T30" style:family="text">
      <style:text-properties fo:font-variant="normal" fo:text-transform="none" fo:color="#172b4d" style:text-line-through-style="none" style:text-line-through-type="none" style:font-name="LM Mono 8" fo:font-size="11pt" fo:letter-spacing="normal" fo:font-style="normal" style:text-underline-style="none" officeooo:rsid="001ede3d" style:text-blinking="false" fo:background-color="transparent" loext:char-shading-value="0" style:font-size-asian="9.60000038146973pt" style:font-size-complex="11pt"/>
    </style:style>
    <style:style style:name="T31" style:family="text">
      <style:text-properties fo:font-variant="normal" fo:text-transform="none" fo:color="#172b4d" style:text-line-through-style="none" style:text-line-through-type="none" style:font-name="LM Mono 8" fo:font-size="11pt" fo:letter-spacing="normal" fo:font-style="normal" style:text-underline-style="none" officeooo:rsid="00273886" style:text-blinking="false" fo:background-color="transparent" loext:char-shading-value="0" style:font-size-asian="9.60000038146973pt" style:font-size-complex="11pt"/>
    </style:style>
    <style:style style:name="T32" style:family="text">
      <style:text-properties fo:font-variant="normal" fo:text-transform="none" fo:color="#172b4d" style:text-line-through-style="none" style:text-line-through-type="none" style:font-name="LM Mono 8" fo:font-size="11pt" fo:letter-spacing="normal" fo:font-style="normal" style:text-underline-style="none" officeooo:rsid="00273886" style:text-blinking="false" fo:background-color="transparent" loext:char-shading-value="0" style:font-size-asian="9.60000038146973pt" style:font-size-complex="11pt" loext:padding="0in" loext:border="none"/>
    </style:style>
    <style:style style:name="T33" style:family="text">
      <style:text-properties fo:font-variant="normal" fo:text-transform="none" fo:color="#172b4d" style:text-line-through-style="none" style:text-line-through-type="none" style:font-name="LM Mono 8" fo:font-size="11pt" fo:letter-spacing="normal" fo:font-style="normal" style:text-underline-style="none" officeooo:rsid="00282d1f" style:text-blinking="false" fo:background-color="transparent" loext:char-shading-value="0" style:font-size-asian="9.60000038146973pt" style:font-size-complex="11pt" loext:padding="0in" loext:border="none"/>
    </style:style>
    <style:style style:name="T34" style:family="text">
      <style:text-properties fo:font-variant="normal" fo:text-transform="none" fo:color="#172b4d" style:text-line-through-style="none" style:text-line-through-type="none" style:font-name="LM Mono 8" fo:font-size="11pt" fo:letter-spacing="normal" fo:font-style="normal" style:text-underline-style="none" style:text-blinking="false" fo:background-color="transparent" loext:char-shading-value="0" style:font-size-asian="11pt" style:font-size-complex="11pt"/>
    </style:style>
    <style:style style:name="T35" style:family="text">
      <style:text-properties fo:font-variant="normal" fo:text-transform="none" fo:color="#172b4d" style:text-line-through-style="none" style:text-line-through-type="none" style:font-name="LM Mono 8" fo:font-size="11pt" fo:letter-spacing="normal" fo:font-style="normal" style:text-underline-style="none" officeooo:rsid="00214b1d" style:text-blinking="false" fo:background-color="transparent" loext:char-shading-value="0" style:font-size-asian="11pt" style:font-size-complex="11pt"/>
    </style:style>
    <style:style style:name="T36" style:family="text">
      <style:text-properties fo:font-variant="normal" fo:text-transform="none" fo:color="#172b4d" style:text-line-through-style="none" style:text-line-through-type="none" style:font-name="LM Mono 8" fo:font-size="11pt" fo:letter-spacing="normal" fo:font-style="normal" style:text-underline-style="none" officeooo:rsid="00232dfa" style:text-blinking="false" fo:background-color="transparent" loext:char-shading-value="0" style:font-size-asian="11pt" style:font-size-complex="11pt"/>
    </style:style>
    <style:style style:name="T37" style:family="text">
      <style:text-properties fo:font-variant="normal" fo:text-transform="none" fo:color="#172b4d" style:text-line-through-style="none" style:text-line-through-type="none" style:font-name="LM Mono 8" fo:font-size="11pt" fo:letter-spacing="normal" fo:font-style="normal" style:text-underline-style="none" officeooo:rsid="001ede3d" style:text-blinking="false" fo:background-color="transparent" loext:char-shading-value="0" style:font-size-asian="11pt" style:font-size-complex="11pt"/>
    </style:style>
    <style:style style:name="T38" style:family="text">
      <style:text-properties fo:font-variant="normal" fo:text-transform="none" fo:color="#172b4d" style:text-line-through-style="none" style:text-line-through-type="none" style:font-name="LM Mono 8" fo:font-size="11pt" fo:letter-spacing="normal" fo:font-style="normal" style:text-underline-style="none" officeooo:rsid="00273886" style:text-blinking="false" fo:background-color="transparent" loext:char-shading-value="0" style:font-size-asian="11pt" style:font-size-complex="11pt"/>
    </style:style>
    <style:style style:name="T39" style:family="text">
      <style:text-properties fo:font-variant="normal" fo:text-transform="none" fo:color="#172b4d" style:text-line-through-style="none" style:text-line-through-type="none" style:font-name="LM Mono 8" fo:font-size="11pt" fo:letter-spacing="normal" fo:font-style="normal" style:text-underline-style="none" officeooo:rsid="00273886" style:text-blinking="false" fo:background-color="transparent" loext:char-shading-value="0" style:font-size-asian="11pt" style:font-size-complex="11pt" loext:padding="0in" loext:border="none"/>
    </style:style>
    <style:style style:name="T40" style:family="text">
      <style:text-properties fo:font-variant="normal" fo:text-transform="none" fo:color="#172b4d" style:text-line-through-style="none" style:text-line-through-type="none" style:font-name="LM Mono 8" fo:font-size="11pt" fo:letter-spacing="normal" fo:font-style="normal" style:text-underline-style="none" officeooo:rsid="00282d1f" style:text-blinking="false" fo:background-color="transparent" loext:char-shading-value="0" style:font-size-asian="11pt" style:font-size-complex="11pt"/>
    </style:style>
    <style:style style:name="T41" style:family="text">
      <style:text-properties fo:font-variant="normal" fo:text-transform="none" fo:color="#172b4d" style:text-line-through-style="none" style:text-line-through-type="none" style:font-name="LM Mono 8" fo:font-size="11pt" fo:letter-spacing="normal" fo:font-style="normal" style:text-underline-style="none" officeooo:rsid="00282d1f" style:text-blinking="false" fo:background-color="transparent" loext:char-shading-value="0" style:font-size-asian="11pt" style:font-size-complex="11pt" loext:padding="0in" loext:border="none"/>
    </style:style>
    <style:style style:name="T42" style:family="text">
      <style:text-properties fo:font-variant="normal" fo:text-transform="none" fo:color="#172b4d" style:text-line-through-style="none" style:text-line-through-type="none" style:font-name="LM Mono 8" fo:font-size="11pt" fo:letter-spacing="normal" fo:font-style="normal" style:text-underline-style="none" fo:font-weight="normal" officeooo:rsid="001da461" style:text-blinking="false" fo:background-color="transparent" loext:char-shading-value="0" style:font-size-asian="9.60000038146973pt" style:font-weight-asian="normal" style:font-size-complex="11pt" style:font-weight-complex="normal"/>
    </style:style>
    <style:style style:name="T43" style:family="text">
      <style:text-properties fo:font-variant="normal" fo:text-transform="none" fo:color="#172b4d" style:text-line-through-style="none" style:text-line-through-type="none" style:font-name="LM Mono 8" fo:font-size="11pt" fo:letter-spacing="normal" fo:font-style="normal" style:text-underline-style="none" fo:font-weight="normal" officeooo:rsid="00282d1f" style:text-blinking="false" fo:background-color="transparent" loext:char-shading-value="0" style:font-size-asian="9.60000038146973pt" style:font-weight-asian="normal" style:font-size-complex="11pt" style:font-weight-complex="normal" loext:padding="0in" loext:border="none"/>
    </style:style>
    <style:style style:name="T44" style:family="text">
      <style:text-properties fo:font-variant="normal" fo:text-transform="none" fo:color="#172b4d" style:text-line-through-style="none" style:text-line-through-type="none" style:font-name="LM Mono 8" fo:font-size="11pt" fo:letter-spacing="normal" fo:font-style="normal" style:text-underline-style="none" fo:font-weight="normal" officeooo:rsid="00232dfa" style:text-blinking="false" fo:background-color="transparent" loext:char-shading-value="0" style:font-size-asian="11pt" style:font-weight-asian="normal" style:font-size-complex="11pt" style:font-weight-complex="normal"/>
    </style:style>
    <style:style style:name="T45" style:family="text">
      <style:text-properties fo:font-variant="normal" fo:text-transform="none" fo:color="#172b4d" style:text-line-through-style="none" style:text-line-through-type="none" style:font-name="LM Mono 8" fo:font-size="11pt" fo:letter-spacing="normal" fo:font-style="normal" style:text-underline-style="none" fo:font-weight="normal" officeooo:rsid="00214b1d" style:text-blinking="false" fo:background-color="transparent" loext:char-shading-value="0" style:font-size-asian="11pt" style:font-weight-asian="normal" style:font-size-complex="11pt" style:font-weight-complex="normal"/>
    </style:style>
    <style:style style:name="T46" style:family="text">
      <style:text-properties fo:font-variant="normal" fo:text-transform="none" fo:color="#172b4d" style:text-line-through-style="none" style:text-line-through-type="none" style:font-name="LM Mono 8" fo:font-size="11pt" fo:letter-spacing="normal" fo:font-style="normal" style:text-underline-style="none" fo:font-weight="bold" officeooo:rsid="00214b1d" style:text-blinking="false" fo:background-color="transparent" loext:char-shading-value="0" style:font-size-asian="11pt" style:font-weight-asian="bold" style:font-size-complex="11pt" style:font-weight-complex="bold"/>
    </style:style>
    <style:style style:name="T47" style:family="text">
      <style:text-properties fo:font-variant="normal" fo:text-transform="none" fo:color="#172b4d" style:text-line-through-style="none" style:text-line-through-type="none" style:font-name="LM Mono 8" fo:font-size="11pt" fo:letter-spacing="normal" fo:font-style="normal" style:text-underline-style="none" fo:font-weight="bold" officeooo:rsid="00232dfa" style:text-blinking="false" fo:background-color="transparent" loext:char-shading-value="0" style:font-size-asian="11pt" style:font-weight-asian="bold" style:font-size-complex="11pt" style:font-weight-complex="bold"/>
    </style:style>
    <style:style style:name="T48" style:family="text">
      <style:text-properties fo:font-variant="normal" fo:text-transform="none" fo:color="#172b4d" style:text-line-through-style="none" style:text-line-through-type="none" style:font-name="LM Mono 8" fo:font-size="11pt" fo:letter-spacing="normal" fo:font-style="normal" style:text-underline-style="none" fo:font-weight="bold" officeooo:rsid="00273886" style:text-blinking="false" fo:background-color="transparent" loext:char-shading-value="0" style:font-size-asian="11pt" style:font-weight-asian="bold" style:font-size-complex="11pt" style:font-weight-complex="bold"/>
    </style:style>
    <style:style style:name="T49" style:family="text">
      <style:text-properties fo:font-variant="normal" fo:text-transform="none" fo:color="#172b4d" style:text-line-through-style="none" style:text-line-through-type="none" style:font-name="LM Mono 8" fo:font-size="11pt" fo:letter-spacing="normal" fo:font-style="normal" style:text-underline-style="none" fo:font-weight="bold" officeooo:rsid="00273886" style:text-blinking="false" fo:background-color="transparent" loext:char-shading-value="0" style:font-size-asian="11pt" style:font-weight-asian="bold" style:font-size-complex="11pt" style:font-weight-complex="bold" loext:padding="0in" loext:border="none"/>
    </style:style>
    <style:style style:name="T50" style:family="text">
      <style:text-properties fo:font-variant="normal" fo:text-transform="none" fo:color="#172b4d" style:text-line-through-style="none" style:text-line-through-type="none" style:font-name="LM Mono 8" fo:font-size="11pt" fo:letter-spacing="normal" fo:font-style="normal" style:text-underline-style="none" fo:font-weight="bold" officeooo:rsid="00282d1f" style:text-blinking="false" fo:background-color="transparent" loext:char-shading-value="0" style:font-size-asian="11pt" style:font-weight-asian="bold" style:font-size-complex="11pt" style:font-weight-complex="bold"/>
    </style:style>
    <style:style style:name="T51" style:family="text">
      <style:text-properties fo:font-variant="normal" fo:text-transform="none" fo:color="#172b4d" style:text-line-through-style="none" style:text-line-through-type="none" style:font-name="LM Mono 8" fo:font-size="11pt" fo:letter-spacing="normal" fo:font-style="normal" style:text-underline-style="none" fo:font-weight="bold" officeooo:rsid="00282d1f" style:text-blinking="false" fo:background-color="transparent" loext:char-shading-value="0" style:font-size-asian="11pt" style:font-weight-asian="bold" style:font-size-complex="11pt" style:font-weight-complex="bold" loext:padding="0in" loext:border="none"/>
    </style:style>
    <style:style style:name="T52" style:family="text">
      <style:text-properties fo:font-variant="normal" fo:text-transform="none" fo:color="#172b4d" style:text-line-through-style="none" style:text-line-through-type="none" style:font-name="LM Mono 8" fo:letter-spacing="normal" fo:font-style="normal" style:text-underline-style="none" officeooo:rsid="00214b1d" style:text-blinking="false" fo:background-color="transparent" loext:char-shading-value="0"/>
    </style:style>
    <style:style style:name="T53" style:family="text">
      <style:text-properties fo:font-variant="normal" fo:text-transform="none" fo:color="#172b4d" style:text-line-through-style="none" style:text-line-through-type="none" style:font-name="LM Mono 8" fo:letter-spacing="normal" fo:font-style="normal" style:text-underline-style="none" officeooo:rsid="001da461" style:text-blinking="false" fo:background-color="transparent" loext:char-shading-value="0"/>
    </style:style>
    <style:style style:name="T54" style:family="text">
      <style:text-properties fo:font-variant="normal" fo:text-transform="none" fo:color="#172b4d" style:text-line-through-style="none" style:text-line-through-type="none" style:font-name="LM Mono 8" fo:letter-spacing="normal" fo:font-style="normal" style:text-underline-style="none" officeooo:rsid="001ede3d" style:text-blinking="false" fo:background-color="transparent" loext:char-shading-value="0"/>
    </style:style>
    <style:style style:name="T55" style:family="text">
      <style:text-properties fo:font-variant="normal" fo:text-transform="none" fo:color="#172b4d" style:text-line-through-style="none" style:text-line-through-type="none" style:font-name="LM Mono 8" fo:font-size="12pt" fo:letter-spacing="normal" fo:font-style="normal" style:text-underline-style="none" fo:font-weight="normal" officeooo:rsid="001da461" style:text-blinking="false" fo:background-color="transparent" loext:char-shading-value="0" style:font-size-asian="10.5pt" style:font-weight-asian="normal" style:font-size-complex="12pt" style:font-weight-complex="normal"/>
    </style:style>
    <style:style style:name="T56" style:family="text">
      <style:text-properties fo:font-variant="normal" fo:text-transform="none" fo:color="#172b4d" style:text-line-through-style="none" style:text-line-through-type="none" style:font-name="Liberation Serif" fo:letter-spacing="normal" fo:font-style="normal" style:text-underline-style="none" officeooo:rsid="00232dfa" style:text-blinking="false" fo:background-color="transparent" loext:char-shading-value="0"/>
    </style:style>
    <style:style style:name="T57" style:family="text">
      <style:text-properties fo:font-variant="normal" fo:text-transform="none" fo:color="#172b4d" style:text-line-through-style="none" style:text-line-through-type="none" style:font-name="Liberation Serif" fo:letter-spacing="normal" fo:font-style="normal" style:text-underline-style="none" officeooo:rsid="0024df18" style:text-blinking="false" fo:background-color="transparent" loext:char-shading-value="0"/>
    </style:style>
    <style:style style:name="T58" style:family="text">
      <style:text-properties fo:font-variant="normal" fo:text-transform="none" fo:color="#172b4d" style:text-line-through-style="none" style:text-line-through-type="none" style:font-name="Liberation Serif" fo:letter-spacing="normal" fo:font-style="normal" style:text-underline-style="none" officeooo:rsid="00258df6" style:text-blinking="false" fo:background-color="transparent" loext:char-shading-value="0"/>
    </style:style>
    <style:style style:name="T59" style:family="text">
      <style:text-properties fo:font-variant="normal" fo:text-transform="none" fo:color="#172b4d" style:text-line-through-style="none" style:text-line-through-type="none" style:font-name="Liberation Serif" fo:letter-spacing="normal" fo:font-style="normal" style:text-underline-style="none" officeooo:rsid="00273886" style:text-blinking="false" fo:background-color="transparent" loext:char-shading-value="0"/>
    </style:style>
    <style:style style:name="T60" style:family="text">
      <style:text-properties fo:font-variant="normal" fo:text-transform="none" fo:color="#172b4d" style:text-line-through-style="none" style:text-line-through-type="none" style:font-name="Liberation Serif" fo:letter-spacing="normal" fo:font-style="normal" style:text-underline-style="none" officeooo:rsid="00282d1f" style:text-blinking="false" fo:background-color="transparent" loext:char-shading-value="0" loext:padding="0in" loext:border="none"/>
    </style:style>
    <style:style style:name="T61" style:family="text">
      <style:text-properties fo:font-variant="normal" fo:text-transform="none" fo:color="#172b4d" style:text-line-through-style="none" style:text-line-through-type="none" style:font-name="Liberation Serif" fo:letter-spacing="normal" fo:font-style="normal" style:text-underline-style="none" fo:font-weight="bold" officeooo:rsid="00273886" style:text-blinking="false" fo:background-color="transparent" loext:char-shading-value="0" style:font-weight-asian="bold" style:font-weight-complex="bold"/>
    </style:style>
    <style:style style:name="T62" style:family="text">
      <style:text-properties fo:font-variant="normal" fo:text-transform="none" fo:color="#172b4d" style:text-line-through-style="none" style:text-line-through-type="none" style:font-name="Liberation Serif" fo:letter-spacing="normal" fo:font-style="normal" style:text-underline-style="none" fo:font-weight="normal" officeooo:rsid="00258df6" style:text-blinking="false" fo:background-color="transparent" loext:char-shading-value="0" style:font-weight-asian="normal" style:font-weight-complex="normal"/>
    </style:style>
    <style:style style:name="T63" style:family="text">
      <style:text-properties fo:font-variant="normal" fo:text-transform="none" fo:color="#172b4d" style:text-line-through-style="none" style:text-line-through-type="none" style:font-name="Liberation Serif" fo:letter-spacing="normal" fo:font-style="normal" style:text-underline-style="solid" style:text-underline-width="auto" style:text-underline-color="font-color" fo:font-weight="bold" officeooo:rsid="00258df6" style:text-blinking="false" fo:background-color="transparent" loext:char-shading-value="0" style:font-weight-asian="bold" style:font-weight-complex="bold"/>
    </style:style>
    <style:style style:name="T64" style:family="text">
      <style:text-properties fo:font-variant="normal" fo:text-transform="none" fo:color="#172b4d" style:text-line-through-style="none" style:text-line-through-type="none" style:font-name="Liberation Serif" fo:letter-spacing="normal" fo:font-style="normal" style:text-underline-style="solid" style:text-underline-width="auto" style:text-underline-color="font-color" officeooo:rsid="00273886" style:text-blinking="false" fo:background-color="transparent" loext:char-shading-value="0"/>
    </style:style>
    <style:style style:name="T65" style:family="text">
      <style:text-properties fo:font-variant="normal" fo:text-transform="none" fo:color="#172b4d" fo:letter-spacing="normal" fo:font-style="normal" style:text-underline-style="none"/>
    </style:style>
    <style:style style:name="T66" style:family="text">
      <style:text-properties fo:font-variant="normal" fo:text-transform="none" fo:color="#172b4d" fo:letter-spacing="normal" fo:font-style="normal" style:text-underline-style="none" officeooo:rsid="001cb4ce" style:font-size-asian="12pt" style:font-weight-asian="normal" style:font-size-complex="12pt" style:font-weight-complex="normal"/>
    </style:style>
    <style:style style:name="T67" style:family="text">
      <style:text-properties fo:font-variant="normal" fo:text-transform="none" fo:color="#172b4d" style:font-name="LM Mono 8" fo:letter-spacing="normal" fo:font-style="normal" style:text-underline-style="none" officeooo:rsid="001cb4ce" style:font-size-asian="12pt" style:font-weight-asian="normal" style:font-size-complex="12pt" style:font-weight-complex="normal"/>
    </style:style>
    <style:style style:name="T68" style:family="text">
      <style:text-properties fo:font-variant="normal" fo:text-transform="none" fo:color="#172b4d" fo:font-size="11pt" fo:letter-spacing="normal" fo:font-style="normal" style:text-underline-style="none" officeooo:rsid="001cec8e" style:font-size-asian="11pt" style:font-weight-asian="normal" style:font-size-complex="11pt" style:font-weight-complex="normal"/>
    </style:style>
    <style:style style:name="T69" style:family="text">
      <style:text-properties fo:font-variant="normal" fo:text-transform="none" fo:color="#333333" style:text-line-through-style="none" style:text-line-through-type="none" style:font-name="LM Mono Light 10" fo:font-size="11pt" fo:letter-spacing="normal" fo:font-style="normal" style:text-underline-style="none" fo:font-weight="normal" officeooo:rsid="001ede3d" style:text-blinking="false" fo:background-color="transparent" loext:char-shading-value="0" style:font-size-asian="11pt" style:font-size-complex="11pt"/>
    </style:style>
    <style:style style:name="T70" style:family="text">
      <style:text-properties fo:font-variant="normal" fo:text-transform="none" fo:color="#333333" style:text-line-through-style="none" style:text-line-through-type="none" style:font-name="LM Mono Light 10" fo:font-size="11pt" fo:letter-spacing="normal" fo:font-style="normal" style:text-underline-style="none" officeooo:rsid="001ede3d" style:text-blinking="false" fo:background-color="transparent" loext:char-shading-value="0" style:font-size-asian="11pt" style:font-size-complex="11pt"/>
    </style:style>
    <style:style style:name="T71" style:family="text">
      <style:text-properties fo:font-variant="normal" fo:text-transform="none" fo:color="#333333" style:text-line-through-style="none" style:text-line-through-type="none" fo:letter-spacing="normal" fo:font-style="normal" style:text-underline-style="none" officeooo:rsid="001ede3d" style:text-blinking="false" fo:background-color="transparent" loext:char-shading-value="0"/>
    </style:style>
    <style:style style:name="T72" style:family="text">
      <style:text-properties fo:font-variant="normal" fo:text-transform="none" fo:color="#333333" style:text-line-through-style="none" style:text-line-through-type="none" style:font-name="LM Mono 8" fo:font-size="11pt" fo:letter-spacing="normal" fo:font-style="normal" style:text-underline-style="none" fo:font-weight="normal" style:text-blinking="false" fo:background-color="transparent" loext:char-shading-value="0" style:font-size-asian="11pt" style:font-size-complex="11pt"/>
    </style:style>
    <style:style style:name="T73" style:family="text">
      <style:text-properties fo:font-variant="normal" fo:text-transform="none" fo:color="#333333" style:text-line-through-style="none" style:text-line-through-type="none" style:font-name="LM Mono 8" fo:font-size="11pt" fo:letter-spacing="normal" fo:font-style="normal" style:text-underline-style="none" fo:font-weight="normal" officeooo:rsid="00214b1d" style:text-blinking="false" fo:background-color="transparent" loext:char-shading-value="0" style:font-size-asian="11pt" style:font-size-complex="11pt"/>
    </style:style>
    <style:style style:name="T74" style:family="text">
      <style:text-properties fo:font-variant="normal" fo:text-transform="none" fo:color="#333333" style:text-line-through-style="none" style:text-line-through-type="none" style:font-name="LM Mono 8" fo:font-size="11pt" fo:letter-spacing="normal" fo:font-style="normal" style:text-underline-style="none" fo:font-weight="normal" officeooo:rsid="00232dfa" style:text-blinking="false" fo:background-color="transparent" loext:char-shading-value="0" style:font-size-asian="11pt" style:font-size-complex="11pt"/>
    </style:style>
    <style:style style:name="T75" style:family="text">
      <style:text-properties fo:font-variant="normal" fo:text-transform="none" fo:color="#333333" style:text-line-through-style="none" style:text-line-through-type="none" style:font-name="LM Mono 8" fo:font-size="11pt" fo:letter-spacing="normal" fo:font-style="normal" style:text-underline-style="none" fo:font-weight="normal" officeooo:rsid="001ede3d" style:text-blinking="false" fo:background-color="transparent" loext:char-shading-value="0" style:font-size-asian="11pt" style:font-size-complex="11pt"/>
    </style:style>
    <style:style style:name="T76" style:family="text">
      <style:text-properties fo:font-variant="normal" fo:text-transform="none" fo:color="#333333" style:text-line-through-style="none" style:text-line-through-type="none" style:font-name="LM Mono 8" fo:font-size="11pt" fo:letter-spacing="normal" fo:font-style="normal" style:text-underline-style="none" fo:font-weight="normal" officeooo:rsid="001da461" style:text-blinking="false" fo:background-color="transparent" loext:char-shading-value="0" style:font-size-asian="11pt" style:font-size-complex="11pt"/>
    </style:style>
    <style:style style:name="T77" style:family="text">
      <style:text-properties fo:font-variant="normal" fo:text-transform="none" fo:color="#333333" style:text-line-through-style="none" style:text-line-through-type="none" style:font-name="LM Mono 8" fo:font-size="11pt" fo:letter-spacing="normal" fo:font-style="normal" style:text-underline-style="none" fo:font-weight="normal" officeooo:rsid="00282d1f" style:text-blinking="false" fo:background-color="transparent" loext:char-shading-value="0" style:font-size-asian="11pt" style:font-size-complex="11pt" loext:padding="0in" loext:border="none"/>
    </style:style>
    <style:style style:name="T78" style:family="text">
      <style:text-properties fo:font-variant="normal" fo:text-transform="none" fo:color="#333333" style:text-line-through-style="none" style:text-line-through-type="none" style:font-name="LM Mono 8" fo:font-size="11pt" fo:letter-spacing="normal" fo:font-style="normal" style:text-underline-style="none" style:text-blinking="false" fo:background-color="transparent" loext:char-shading-value="0" style:font-size-asian="11pt" style:font-size-complex="11pt"/>
    </style:style>
    <style:style style:name="T79" style:family="text">
      <style:text-properties fo:font-variant="normal" fo:text-transform="none" fo:color="#333333" style:text-line-through-style="none" style:text-line-through-type="none" style:font-name="LM Mono 8" fo:font-size="11pt" fo:letter-spacing="normal" fo:font-style="normal" style:text-underline-style="none" officeooo:rsid="001ede3d" style:text-blinking="false" fo:background-color="transparent" loext:char-shading-value="0" style:font-size-asian="11pt" style:font-size-complex="11pt"/>
    </style:style>
    <style:style style:name="T80" style:family="text">
      <style:text-properties style:text-underline-style="none" officeooo:rsid="001bb2b6" style:font-size-asian="10.5pt" style:font-weight-asian="normal" style:font-size-complex="12pt" style:font-weight-complex="normal"/>
    </style:style>
    <style:style style:name="T81" style:family="text">
      <style:text-properties officeooo:rsid="002738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oel van Egmond</text:p>
      <text:p text:style-name="P2">joel.vanegmond@ucalgary.ca</text:p>
      <text:p text:style-name="P2">10102094</text:p>
      <text:p text:style-name="P2">CPSC 501</text:p>
      <text:p text:style-name="P2">T<text:span text:style-name="T1">01</text:span></text:p>
      <text:p text:style-name="P3">Assignment <text:span text:style-name="T81">2</text:span></text:p>
      <text:p text:style-name="P1"/>
      <text:p text:style-name="P1">Refactor<text:span text:style-name="T2">ing</text:span> of <text:span text:style-name="T2">Object Inspector</text:span></text:p>
      <text:p text:style-name="P1"/>
      <text:p text:style-name="P6">Refactor 1:</text:p>
      <text:p text:style-name="P4"/>
      <text:p text:style-name="P5"><text:span text:style-name="T80">In commit </text:span><text:span text:style-name="T3">b678740 </text:span><text:span text:style-name="T4">I refactored some sections of the </text:span><text:span text:style-name="T5">inspector() method to remove some </text:span><text:span text:style-name="T6">Duplicate Code</text:span><text:span text:style-name="T8">. The duplicate code was specifically involved in printing out the details for an object, but repeated three times, once for the initial object, once for all its superclasses, and once for all its interfaces. </text:span><text:span text:style-name="T9">This was fixed with the </text:span><text:span text:style-name="T7">Extract Method</text:span><text:span text:style-name="T9"> method.</text:span></text:p>
      <text:p text:style-name="P14"/>
      <text:p text:style-name="P5"><text:span text:style-name="T8"><text:tab/></text:span><text:span text:style-name="T67">...</text:span></text:p>
      <text:p text:style-name="P25"><text:span text:style-name="T66"><text:tab/></text:span><text:span text:style-name="T68">System.out.println(insertBefore + printName(classObj));</text:span></text:p>
      <text:p text:style-name="P17"><text:tab/><text:tab/></text:p>
      <text:p text:style-name="P17"><text:tab/>System.out.println(insertBefore + printSuperClass(classObj, obj));</text:p>
      <text:p text:style-name="P17"><text:tab/><text:tab/></text:p>
      <text:p text:style-name="P17"><text:tab/>System.out.println(insertBefore + printInterfaces(classObj, obj));</text:p>
      <text:p text:style-name="P17"><text:tab/><text:tab/></text:p>
      <text:p text:style-name="P17"><text:tab/>System.out.println(printAllConstructors(classObj, insertBefore));</text:p>
      <text:p text:style-name="P17"><text:tab/><text:tab/></text:p>
      <text:p text:style-name="P17"><text:tab/>System.out.println(printAllMethods(classObj, insertBefore));</text:p>
      <text:p text:style-name="P17"><text:tab/><text:tab/></text:p>
      <text:p text:style-name="P17"><text:tab/>System.out.println(printAllFields(classObj, insertBefore));</text:p>
      <text:p text:style-name="P17"><text:tab/><text:tab/></text:p>
      <text:p text:style-name="P17"><text:tab/>System.out.println(printAllFieldValues(classObj, obj, insertBefore));</text:p>
      <text:p text:style-name="P17"><text:tab/>... </text:p>
      <text:p text:style-name="P16"/>
      <text:p text:style-name="P15">This segment was extracted and put into a new method:</text:p>
      <text:p text:style-name="P15"/>
      <text:p text:style-name="P9"><text:span text:style-name="T65"><text:tab/></text:span><text:span text:style-name="ins"><text:span text:style-name="T34">private void printObjectInfo()</text:span></text:span></text:p>
      <text:p text:style-name="P9"><text:span text:style-name="ins"><text:span text:style-name="T34"><text:tab/>{</text:span></text:span></text:p>
      <text:p text:style-name="P9"><text:span text:style-name="ins"><text:span text:style-name="T34"><text:tab/><text:tab/>... </text:span></text:span></text:p>
      <text:p text:style-name="P9"><text:span text:style-name="ins"><text:span text:style-name="T34"><text:tab/>}</text:span></text:span></text:p>
      <text:p text:style-name="P9"><text:span text:style-name="ins"><text:span text:style-name="T10"/></text:span></text:p>
      <text:p text:style-name="P9"><text:span text:style-name="ins"><text:span text:style-name="T13">All variables that were local in scope to the source method are tur</text:span></text:span><text:span text:style-name="ins"><text:span text:style-name="T15">n</text:span></text:span><text:span text:style-name="ins"><text:span text:style-name="T13">ed into parameters for the new method:</text:span></text:span></text:p>
      <text:p text:style-name="P9"><text:span text:style-name="ins"><text:span text:style-name="T13"/></text:span></text:p>
      <text:p text:style-name="P9"><text:span text:style-name="ins"><text:span text:style-name="T13"><text:tab/></text:span></text:span><text:span text:style-name="ins"><text:span text:style-name="T34">private void printObjectInfo(Class classObj, Object obj, String insertBefore)</text:span></text:span></text:p>
      <text:p text:style-name="P9"><text:span text:style-name="ins"><text:span text:style-name="T34"><text:tab/>{</text:span></text:span></text:p>
      <text:p text:style-name="P9"><text:span text:style-name="ins"><text:span text:style-name="T34"><text:tab/><text:tab/>... </text:span></text:span></text:p>
      <text:p text:style-name="P9"><text:span text:style-name="ins"><text:span text:style-name="T34"><text:tab/>}</text:span></text:span></text:p>
      <text:p text:style-name="P9"><text:span text:style-name="ins"><text:span text:style-name="T25"/></text:span></text:p>
      <text:p text:style-name="P10"><text:span text:style-name="ins"><text:span text:style-name="T14">Normally all variables that were only used in the scope of this method would be turned into local variables, but in this case there weren’t any so nothing was changed.</text:span></text:span></text:p>
      <text:p text:style-name="P10"><text:soft-page-break/><text:span text:style-name="ins"><text:span text:style-name="T14"/></text:span></text:p>
      <text:p text:style-name="P10"><text:span text:style-name="ins"><text:span text:style-name="T14">Finally, all occurrences of the extracted code in inspect() were replaced with the new function:</text:span></text:span></text:p>
      <text:p text:style-name="P10"><text:span text:style-name="ins"><text:span text:style-name="T14"/></text:span></text:p>
      <text:p text:style-name="P10"><text:span text:style-name="ins"><text:span text:style-name="T14"><text:tab/></text:span></text:span><text:span text:style-name="ins"><text:span text:style-name="T29">if(!superQueue.isEmpty()) {</text:span></text:span></text:p>
      <text:p text:style-name="P23"><text:span text:style-name="ins"><text:span text:style-name="T42"><text:tab/><text:tab/>... </text:span></text:span></text:p>
      <text:p text:style-name="P23"><text:span text:style-name="ins"><text:span text:style-name="T55"><text:tab/><text:tab/></text:span></text:span><text:span text:style-name="ins"><text:span text:style-name="T76">printObjectInfo(class, obj, insertBefore);</text:span></text:span></text:p>
      <text:p text:style-name="P7"><text:span text:style-name="ins"><text:span text:style-name="T76"><text:tab/><text:tab/>... </text:span></text:span></text:p>
      <text:p text:style-name="P7"><text:span text:style-name="ins"><text:span text:style-name="T76"><text:tab/>}</text:span></text:span></text:p>
      <text:p text:style-name="P10"><text:span text:style-name="ins"><text:span text:style-name="T14"/></text:span></text:p>
      <text:p text:style-name="P10"><text:span text:style-name="ins"><text:span text:style-name="T14">This refactoring increased the legibility of the code and decreased the length of inspect() a little, making it more clear what was going on and easier to modify going forward.</text:span></text:span></text:p>
      <text:p text:style-name="P10"><text:span text:style-name="ins"><text:span text:style-name="T14"/></text:span></text:p>
      <text:p text:style-name="P10"><text:span text:style-name="ins"><text:span text:style-name="T14"/></text:span></text:p>
      <text:p text:style-name="P10"><text:span text:style-name="ins"><text:span text:style-name="T20">Refactor 2:</text:span></text:span></text:p>
      <text:p text:style-name="P10"><text:span text:style-name="ins"><text:span text:style-name="T20"/></text:span></text:p>
      <text:p text:style-name="P11"><text:span text:style-name="ins"><text:span text:style-name="T14">In commit </text:span></text:span><text:span text:style-name="ins"><text:span text:style-name="T18">1cfd210</text:span></text:span><text:span text:style-name="ins"><text:span text:style-name="T15"> more </text:span></text:span><text:span text:style-name="ins"><text:span text:style-name="T23">Duplicate Code</text:span></text:span><text:span text:style-name="ins"><text:span text:style-name="T15"> occurring in the inspect(), printFieldValue(), and printArray() methods. This duplicate code was focused on generating an object ID to represent an object. </text:span></text:span><text:span text:style-name="ins"><text:span text:style-name="T16">This was fixed with the </text:span></text:span><text:span text:style-name="ins"><text:span text:style-name="T22">Extract Method</text:span></text:span><text:span text:style-name="ins"><text:span text:style-name="T16"> method.</text:span></text:span></text:p>
      <text:p text:style-name="P11"><text:span text:style-name="ins"><text:span text:style-name="T15"/></text:span></text:p>
      <text:p text:style-name="P11"><text:span text:style-name="ins"><text:span text:style-name="T15"><text:tab/></text:span></text:span><text:span text:style-name="ins"><text:span text:style-name="T30">... </text:span></text:span></text:p>
      <text:p text:style-name="P11"><text:span text:style-name="ins"><text:span text:style-name="T54"><text:tab/>o</text:span></text:span><text:span text:style-name="ins"><text:span text:style-name="T37">bjectID = classObj.getSimpleName() + "@" + <text:tab/><text:tab/><text:tab/> <text:s text:c="2"/><text:tab/> <text:s/><text:tab/><text:tab/><text:tab/> <text:s text:c="13"/>Integer.toHexString(obj.hashCode());</text:span></text:span></text:p>
      <text:p text:style-name="P11"><text:span text:style-name="ins"><text:span text:style-name="T37"><text:tab/>... </text:span></text:span></text:p>
      <text:p text:style-name="P11"><text:span text:style-name="ins"><text:span text:style-name="T37"/></text:span></text:p>
      <text:p text:style-name="P11"><text:span text:style-name="ins"><text:span text:style-name="T13">This segment was extracted and put into a new method:</text:span></text:span></text:p>
      <text:p text:style-name="P11"><text:span text:style-name="ins"><text:span text:style-name="T13"/></text:span></text:p>
      <text:p text:style-name="P8"><text:span text:style-name="ins"><text:span text:style-name="T11"><text:tab/></text:span></text:span><text:span text:style-name="ins"><text:span text:style-name="T72">private String generateObjectID()</text:span></text:span></text:p>
      <text:p text:style-name="P8"><text:span text:style-name="ins"><text:span text:style-name="T75"><text:tab/>{</text:span></text:span></text:p>
      <text:p text:style-name="P8"><text:span text:style-name="ins"><text:span text:style-name="T75"><text:tab/><text:tab/>... </text:span></text:span></text:p>
      <text:p text:style-name="P8"><text:span text:style-name="ins"><text:span text:style-name="T75"><text:tab/>}</text:span></text:span></text:p>
      <text:p text:style-name="P8"><text:span text:style-name="ins"><text:span text:style-name="T69"/></text:span></text:p>
      <text:p text:style-name="P11"><text:span text:style-name="ins"><text:span text:style-name="T11">All variables that were local in scope to the source method are tu</text:span></text:span><text:span text:style-name="ins"><text:span text:style-name="T15">rn</text:span></text:span><text:span text:style-name="ins"><text:span text:style-name="T11">ed into parameters for the new method:</text:span></text:span></text:p>
      <text:p text:style-name="P11"><text:span text:style-name="ins"><text:span text:style-name="T13"/></text:span></text:p>
      <text:p text:style-name="P11"><text:span text:style-name="ins"><text:span text:style-name="T13"><text:tab/></text:span></text:span><text:span text:style-name="ins"><text:span text:style-name="T78">private String generateObjectID(</text:span></text:span><text:span text:style-name="ins"><text:span text:style-name="T79">Class classObj, Object obj</text:span></text:span><text:span text:style-name="ins"><text:span text:style-name="T78">)</text:span></text:span></text:p>
      <text:p text:style-name="P8"><text:span text:style-name="ins"><text:span text:style-name="T75"><text:tab/>{</text:span></text:span></text:p>
      <text:p text:style-name="P8"><text:span text:style-name="ins"><text:span text:style-name="T75"><text:tab/><text:tab/>... </text:span></text:span></text:p>
      <text:p text:style-name="P11"><text:span text:style-name="ins"><text:span text:style-name="T79"><text:tab/>}</text:span></text:span></text:p>
      <text:p text:style-name="P11"><text:span text:style-name="ins"><text:span text:style-name="T70"/></text:span></text:p>
      <text:p text:style-name="P11"><text:span text:style-name="ins"><text:span text:style-name="T71">Since classObj can be obtained through a single method of obj, classObj is removed as a parameter and turned into a local variable:</text:span></text:span></text:p>
      <text:p text:style-name="P11"><text:span text:style-name="ins"><text:span text:style-name="T71"/></text:span></text:p>
      <text:p text:style-name="P11"><text:span text:style-name="ins"><text:span text:style-name="T71"><text:tab/></text:span></text:span><text:span text:style-name="ins"><text:span text:style-name="T78">private String generateObjectID(</text:span></text:span><text:span text:style-name="ins"><text:span text:style-name="T79">Object obj</text:span></text:span><text:span text:style-name="ins"><text:span text:style-name="T78">)</text:span></text:span></text:p>
      <text:p text:style-name="P8"><text:span text:style-name="ins"><text:span text:style-name="T75"><text:tab/>{</text:span></text:span></text:p>
      <text:p text:style-name="P8"><text:span text:style-name="ins"><text:span text:style-name="T75"><text:tab/><text:tab/>Class classObj = obj.getClass();</text:span></text:span></text:p>
      <text:p text:style-name="P8"><text:span text:style-name="ins"><text:span text:style-name="T75"><text:tab/><text:tab/>return classObj.getSimpleName() + "@" + <text:tab/><text:tab/><text:tab/><text:tab/> <text:tab/><text:tab/><text:tab/> <text:s text:c="12"/>Integer.toHexString(obj.hashCode());</text:span></text:span></text:p>
      <text:p text:style-name="P11"><text:span text:style-name="ins"><text:span text:style-name="T79"><text:tab/>}</text:span></text:span></text:p>
      <text:p text:style-name="P11"><text:span text:style-name="ins"><text:span text:style-name="T70"/></text:span></text:p>
      <text:p text:style-name="P11"><text:soft-page-break/><text:span text:style-name="ins"><text:span text:style-name="T14">Finally, all occurrences of the extracted code in inspect(), </text:span></text:span><text:span text:style-name="ins"><text:span text:style-name="T15">printFieldValue(), and printArray</text:span></text:span><text:span text:style-name="ins"><text:span text:style-name="T16">()</text:span></text:span><text:span text:style-name="ins"><text:span text:style-name="T14"> were replaced with the new function:</text:span></text:span></text:p>
      <text:p text:style-name="P11"><text:span text:style-name="ins"><text:span text:style-name="T14"/></text:span></text:p>
      <text:p text:style-name="P11"><text:span text:style-name="ins"><text:span text:style-name="T14"><text:tab/></text:span></text:span><text:span text:style-name="ins"><text:span text:style-name="T29">...</text:span></text:span></text:p>
      <text:p text:style-name="P11"><text:span text:style-name="ins"><text:span text:style-name="T53"><text:tab/></text:span></text:span><text:span text:style-name="ins"><text:span text:style-name="T37">objectID = generateObjectID(obj);</text:span></text:span></text:p>
      <text:p text:style-name="P11"><text:span text:style-name="ins"><text:span text:style-name="T37"><text:tab/>... </text:span></text:span></text:p>
      <text:p text:style-name="P11"><text:span text:style-name="ins"><text:span text:style-name="T26"/></text:span></text:p>
      <text:p text:style-name="P12"><text:span text:style-name="ins"><text:span text:style-name="T16">Refactoring improved the code by clarifying what was happening with the well-named method, and making the method easy to reuse for future features.</text:span></text:span></text:p>
      <text:p text:style-name="P12"><text:span text:style-name="ins"><text:span text:style-name="T16"/></text:span></text:p>
      <text:p text:style-name="P12"><text:span text:style-name="ins"><text:span text:style-name="T16"/></text:span></text:p>
      <text:p text:style-name="P12"><text:span text:style-name="ins"><text:span text:style-name="T21">Refactor 3:</text:span></text:span></text:p>
      <text:p text:style-name="P12"><text:span text:style-name="ins"><text:span text:style-name="T21"/></text:span></text:p>
      <text:p text:style-name="P13"><text:span text:style-name="ins"><text:span text:style-name="T17">In commit </text:span></text:span><text:span text:style-name="ins"><text:span text:style-name="T19">f6388ff</text:span></text:span><text:span text:style-name="ins"><text:span text:style-name="T17"> I replaced several </text:span></text:span><text:span text:style-name="ins"><text:span text:style-name="T24">Magic Numbers</text:span></text:span><text:span text:style-name="ins"><text:span text:style-name="T17"> in the Inspector class using the </text:span></text:span><text:span text:style-name="ins"><text:span text:style-name="T24">Replace Magic Number with Symbolic Constant</text:span></text:span><text:span text:style-name="ins"><text:span text:style-name="T17"> method. These magic numbers were primarily dealing with printing out dividers in generateDividerLine(), and checking for modifiers on methods and fields.</text:span></text:span></text:p>
      <text:p text:style-name="P13"><text:span text:style-name="ins"><text:span text:style-name="T17">These refactoring were pretty straightforward so I’ll address them all in bulk:</text:span></text:span></text:p>
      <text:p text:style-name="P13"><text:span text:style-name="ins"><text:span text:style-name="T17"/></text:span></text:p>
      <text:p text:style-name="P13"><text:span text:style-name="ins"><text:span text:style-name="T17"/></text:span></text:p>
      <text:p text:style-name="P13"><text:span text:style-name="ins"><text:span text:style-name="T17"><text:tab/></text:span></text:span><text:span text:style-name="ins"><text:span text:style-name="T28">... </text:span></text:span></text:p>
      <text:p text:style-name="P13"><text:span text:style-name="ins"><text:span text:style-name="T52"><text:tab/></text:span></text:span><text:span text:style-name="ins"><text:span text:style-name="T35">System.out.println(generateDividerLine(</text:span></text:span><text:span text:style-name="ins"><text:span text:style-name="T46">'='</text:span></text:span><text:span text:style-name="ins"><text:span text:style-name="T35">, DIVIDER_LENGTH, ("Superclass <text:tab/><text:tab/> <text:s text:c="4"/><text:tab/> <text:s text:c="10"/>Hierarchy of " + objectID)));</text:span></text:span></text:p>
      <text:p text:style-name="P13"><text:span text:style-name="ins"><text:span text:style-name="T35"><text:tab/>... </text:span></text:span></text:p>
      <text:p text:style-name="P13"><text:span text:style-name="ins"><text:span text:style-name="T35"><text:tab/>System.out.println(insertBefore + generateDividerLine(</text:span></text:span><text:span text:style-name="ins"><text:span text:style-name="T46">'-'</text:span></text:span><text:span text:style-name="ins"><text:span text:style-name="T35">, SUBDIVIDER_LENGTH, <text:tab/><text:tab/><text:tab/> <text:s text:c="4"/>""));</text:span></text:span></text:p>
      <text:p text:style-name="P13"><text:span text:style-name="ins"><text:span text:style-name="T35"><text:tab/>... </text:span></text:span></text:p>
      <text:p text:style-name="P13"><text:span text:style-name="ins"><text:span text:style-name="T35"><text:tab/>if(modifiers &gt; </text:span></text:span><text:span text:style-name="ins"><text:span text:style-name="T46">0</text:span></text:span><text:span text:style-name="ins"><text:span text:style-name="T35">)</text:span></text:span></text:p>
      <text:p text:style-name="P13"><text:span text:style-name="ins"><text:span text:style-name="T35"><text:tab/>... </text:span></text:span></text:p>
      <text:p text:style-name="P13"><text:span text:style-name="ins"><text:span text:style-name="T35"/></text:span></text:p>
      <text:p text:style-name="P13"><text:span text:style-name="ins"><text:span text:style-name="T17">I created a constant for each of the bolded magic numbers, and named them accordingly:</text:span></text:span></text:p>
      <text:p text:style-name="P13"><text:span text:style-name="ins"><text:span text:style-name="T17"/></text:span></text:p>
      <text:p text:style-name="P13"><text:span text:style-name="ins"><text:span text:style-name="T17"><text:tab/></text:span></text:span><text:span text:style-name="ins"><text:span text:style-name="T28">... </text:span></text:span></text:p>
      <text:p text:style-name="P22"><text:span text:style-name="ins"><text:span text:style-name="T12"><text:tab/></text:span></text:span><text:span text:style-name="ins"><text:span text:style-name="T73">private static final char DIVIDER_CHAR = '=';</text:span></text:span></text:p>
      <text:p text:style-name="P23"><text:span text:style-name="ins"><text:span text:style-name="T45"><text:tab/></text:span></text:span><text:span text:style-name="ins"><text:span text:style-name="T44">private static final char SUBDIVIDER_CHAR = '-';</text:span></text:span></text:p>
      <text:p text:style-name="P23"><text:span text:style-name="ins"><text:span text:style-name="T44"><text:tab/></text:span></text:span><text:span text:style-name="ins"><text:span text:style-name="T74">private static final int NO_MODIFIERS = 0;</text:span></text:span></text:p>
      <text:p text:style-name="P18"><text:span text:style-name="ins"><text:span text:style-name="T27"><text:tab/>... </text:span></text:span></text:p>
      <text:p text:style-name="P18"><text:span text:style-name="ins"><text:span text:style-name="T27"/></text:span></text:p>
      <text:p text:style-name="P18"><text:span text:style-name="ins"><text:span text:style-name="T56">Then I replaced all occurrences of the magic numbers with their new named constants.</text:span></text:span></text:p>
      <text:p text:style-name="P18"><text:span text:style-name="ins"><text:span text:style-name="T56"/></text:span></text:p>
      <text:p text:style-name="P18"><text:span text:style-name="ins"><text:span text:style-name="T56"><text:tab/></text:span></text:span><text:span text:style-name="ins"><text:span text:style-name="T28">... </text:span></text:span></text:p>
      <text:p text:style-name="P18"><text:span text:style-name="ins"><text:span text:style-name="T52"><text:tab/></text:span></text:span><text:span text:style-name="ins"><text:span text:style-name="T35">System.out.println(generateDividerLine(</text:span></text:span><text:span text:style-name="ins"><text:span text:style-name="T47">DIVIDER_CHAR</text:span></text:span><text:span text:style-name="ins"><text:span text:style-name="T35">, DIVIDER_LENGTH, <text:tab/><text:tab/> <text:s/><text:tab/> <text:s text:c="6"/>("Supercla</text:span></text:span><text:span text:style-name="ins"><text:span text:style-name="T36">ss </text:span></text:span><text:span text:style-name="ins"><text:span text:style-name="T35">Hierarchy of " + objectID)));</text:span></text:span></text:p>
      <text:p text:style-name="P18"><text:span text:style-name="ins"><text:span text:style-name="T35"><text:tab/>... </text:span></text:span></text:p>
      <text:p text:style-name="P18"><text:span text:style-name="ins"><text:span text:style-name="T35"><text:tab/>System.out.println(insertBefore + generateDividerLine(</text:span></text:span><text:span text:style-name="ins"><text:span text:style-name="T47">SUBDIVIDER_CHAR</text:span></text:span><text:span text:style-name="ins"><text:span text:style-name="T35">, <text:tab/> <text:tab/> <text:s/><text:tab/> <text:s text:c="7"/>SUBDIVIDER_LENGTH, ""));</text:span></text:span></text:p>
      <text:p text:style-name="P18"><text:span text:style-name="ins"><text:span text:style-name="T35"><text:tab/>... </text:span></text:span></text:p>
      <text:p text:style-name="P18"><text:span text:style-name="ins"><text:span text:style-name="T35"><text:tab/>if(modifiers &gt; </text:span></text:span><text:span text:style-name="ins"><text:span text:style-name="T47">NO_MODIFIERS</text:span></text:span><text:span text:style-name="ins"><text:span text:style-name="T35">)</text:span></text:span></text:p>
      <text:p text:style-name="P18"><text:span text:style-name="ins"><text:span text:style-name="T35"><text:tab/>... </text:span></text:span></text:p>
      <text:p text:style-name="P18"><text:soft-page-break/><text:span text:style-name="ins"><text:span text:style-name="T35"/></text:span></text:p>
      <text:p text:style-name="P18"><text:span text:style-name="ins"><text:span text:style-name="T57">This refactoring improved the code by </text:span></text:span><text:span text:style-name="ins"><text:span text:style-name="T58">replacing the arbitrary “magic numbers” with well-named constants, which helps the code be self-documenting. It also makes it easier to maintain the code in the future, as instead of having to replace every occurrence of the magic number, you can just modify the constant which only appears in one place.</text:span></text:span></text:p>
      <text:p text:style-name="P18"><text:span text:style-name="ins"><text:span text:style-name="T58"/></text:span></text:p>
      <text:p text:style-name="P19"><text:span text:style-name="ins"><text:span text:style-name="T63">Refactor 4:</text:span></text:span></text:p>
      <text:p text:style-name="P19"><text:span text:style-name="ins"><text:span text:style-name="T62"/></text:span></text:p>
      <text:p text:style-name="P20"><text:span text:style-name="ins"><text:span text:style-name="T59">In commit </text:span></text:span><text:span text:style-name="ins"><text:span text:style-name="T61">1d658a5</text:span></text:span><text:span text:style-name="ins"><text:span text:style-name="T59"> I replaced another couple </text:span></text:span><text:span text:style-name="ins"><text:span text:style-name="T64">Magic Numbers</text:span></text:span><text:span text:style-name="ins"><text:span text:style-name="T59"> in the inspector class using the </text:span></text:span><text:span text:style-name="ins"><text:span text:style-name="T64">Replace Magic Number with Symbolic Constant</text:span></text:span><text:span text:style-name="ins"><text:span text:style-name="T59">, slightly differently than last time. These magic numbers dealt with indenting and unindenting:</text:span></text:span></text:p>
      <text:p text:style-name="P20"><text:span text:style-name="ins"><text:span text:style-name="T59"/></text:span></text:p>
      <text:p text:style-name="P20"><text:span text:style-name="ins"><text:span text:style-name="T59"><text:tab/></text:span></text:span><text:span text:style-name="ins"><text:span text:style-name="T31">... </text:span></text:span></text:p>
      <text:p text:style-name="P20"><text:span text:style-name="ins"><text:span text:style-name="T59"><text:tab/></text:span></text:span><text:span text:style-name="ins"><text:span text:style-name="T38">private void indentIncrease()</text:span></text:span></text:p>
      <text:p text:style-name="P20"><text:span text:style-name="ins"><text:span text:style-name="T38"><text:tab/>{</text:span></text:span></text:p>
      <text:p text:style-name="P20"><text:span text:style-name="ins"><text:span text:style-name="T38"><text:tab/><text:tab/>insertBefore += </text:span></text:span><text:span text:style-name="ins"><text:span text:style-name="T48">"| "</text:span></text:span><text:span text:style-name="ins"><text:span text:style-name="T38">;</text:span></text:span></text:p>
      <text:p text:style-name="P20"><text:span text:style-name="ins"><text:span text:style-name="T38"><text:tab/>}</text:span></text:span></text:p>
      <text:p text:style-name="P20"><text:span text:style-name="ins"><text:span text:style-name="T38"><text:tab/>... </text:span></text:span></text:p>
      <text:p text:style-name="P20"><text:span text:style-name="ins"><text:span text:style-name="T38"><text:tab/></text:span></text:span><text:span text:style-name="ins"><text:span text:style-name="T39">private void indentDecrease()</text:span></text:span></text:p>
      <text:p text:style-name="P20"><text:span text:style-name="ins"><text:span text:style-name="T39"><text:s/><text:tab/>{</text:span></text:span></text:p>
      <text:p text:style-name="P20"><text:span text:style-name="ins"><text:span text:style-name="T39"><text:tab/><text:tab/>if(this.insertBefore.length() &gt; </text:span></text:span><text:span text:style-name="ins"><text:span text:style-name="T49">2</text:span></text:span><text:span text:style-name="ins"><text:span text:style-name="T39">)</text:span></text:span></text:p>
      <text:p text:style-name="P20"><text:span text:style-name="ins"><text:span text:style-name="T39"><text:s/><text:tab/><text:tab/>{</text:span></text:span></text:p>
      <text:p text:style-name="P20"><text:span text:style-name="ins"><text:span text:style-name="T39"><text:tab/><text:tab/> <text:s text:c="4"/>insertBefore = insertBefore.substring(0, insertBefore.length() - </text:span></text:span><text:span text:style-name="ins"><text:span text:style-name="T49">2</text:span></text:span><text:span text:style-name="ins"><text:span text:style-name="T39">);</text:span></text:span></text:p>
      <text:p text:style-name="P20"><text:span text:style-name="ins"><text:span text:style-name="T39"><text:s/><text:tab/><text:tab/>}</text:span></text:span></text:p>
      <text:p text:style-name="P20"><text:span text:style-name="ins"><text:span text:style-name="T39"><text:s/><text:tab/>}</text:span></text:span></text:p>
      <text:p text:style-name="P20"><text:span text:style-name="ins"><text:span text:style-name="T39"><text:tab/>... </text:span></text:span></text:p>
      <text:p text:style-name="P20"><text:span text:style-name="ins"><text:span text:style-name="T39"/></text:span></text:p>
      <text:p text:style-name="P21"><text:span text:style-name="ins"><text:span text:style-name="T60">Since “2” actually represented the length of the indent string, I made a constant for the indent string and used its length as a constant extension to replace “2”:</text:span></text:span></text:p>
      <text:p text:style-name="P21"><text:span text:style-name="ins"><text:span text:style-name="T60"/></text:span></text:p>
      <text:p text:style-name="P21"><text:span text:style-name="ins"><text:span text:style-name="T60"><text:tab/></text:span></text:span><text:span text:style-name="ins"><text:span text:style-name="T33">... </text:span></text:span></text:p>
      <text:p text:style-name="P24"><text:span text:style-name="ins"><text:span text:style-name="T43"><text:tab/></text:span></text:span><text:span text:style-name="ins"><text:span text:style-name="T77">private static final String INDENT_STRING = "| ";</text:span></text:span></text:p>
      <text:p text:style-name="P21"><text:span text:style-name="ins"><text:span text:style-name="T33"><text:tab/>... </text:span></text:span></text:p>
      <text:p text:style-name="P21"><text:span text:style-name="ins"><text:span text:style-name="T33"/></text:span></text:p>
      <text:p text:style-name="P21"><text:span text:style-name="ins"><text:span text:style-name="T60">Finally I replaced the magic numbers in the code with the new constant/constant extension:</text:span></text:span></text:p>
      <text:p text:style-name="P21"><text:span text:style-name="ins"><text:span text:style-name="T60"/></text:span></text:p>
      <text:p text:style-name="P21"><text:span text:style-name="ins"><text:span text:style-name="T60"><text:tab/></text:span></text:span><text:span text:style-name="ins"><text:span text:style-name="T32">... </text:span></text:span></text:p>
      <text:p text:style-name="P21"><text:span text:style-name="ins"><text:span text:style-name="T59"><text:tab/></text:span></text:span><text:span text:style-name="ins"><text:span text:style-name="T38">private void indentIncrease() </text:span></text:span><text:span text:style-name="ins"><text:span text:style-name="T40">{</text:span></text:span></text:p>
      <text:p text:style-name="P21"><text:span text:style-name="ins"><text:span text:style-name="T38"><text:tab/><text:tab/>insertBefore += </text:span></text:span><text:span text:style-name="ins"><text:span text:style-name="T50">INDENT_STRING</text:span></text:span><text:span text:style-name="ins"><text:span text:style-name="T38">;</text:span></text:span></text:p>
      <text:p text:style-name="P21"><text:span text:style-name="ins"><text:span text:style-name="T38"><text:tab/>}</text:span></text:span></text:p>
      <text:p text:style-name="P21"><text:span text:style-name="ins"><text:span text:style-name="T38"><text:tab/>... </text:span></text:span></text:p>
      <text:p text:style-name="P21"><text:span text:style-name="ins"><text:span text:style-name="T38"><text:tab/></text:span></text:span><text:span text:style-name="ins"><text:span text:style-name="T39">private void indentDecrease() </text:span></text:span><text:span text:style-name="ins"><text:span text:style-name="T41">{</text:span></text:span></text:p>
      <text:p text:style-name="P21"><text:span text:style-name="ins"><text:span text:style-name="T39"><text:tab/><text:tab/>if(insertBefore.length() &gt; </text:span></text:span><text:span text:style-name="ins"><text:span text:style-name="T49">INDENT_STRING.length()</text:span></text:span><text:span text:style-name="ins"><text:span text:style-name="T39">) {</text:span></text:span></text:p>
      <text:p text:style-name="P21"><text:span text:style-name="ins"><text:span text:style-name="T39"><text:tab/><text:tab/> <text:s text:c="4"/>insertBefore = insertBefore.substring(0, insertBefore.length() - <text:tab/><text:tab/> <text:tab/><text:tab/><text:tab/></text:span></text:span><text:span text:style-name="ins"><text:span text:style-name="T51">INDENT_STRING.length()</text:span></text:span><text:span text:style-name="ins"><text:span text:style-name="T39">);</text:span></text:span></text:p>
      <text:p text:style-name="P21"><text:span text:style-name="ins"><text:span text:style-name="T39"><text:s/><text:tab/><text:tab/>}</text:span></text:span></text:p>
      <text:p text:style-name="P21"><text:span text:style-name="ins"><text:span text:style-name="T39"><text:s/><text:tab/>}</text:span></text:span></text:p>
      <text:p text:style-name="P21"><text:span text:style-name="ins"><text:span text:style-name="T39"><text:tab/>... </text:span></text:span></text:p>
      <text:p text:style-name="P20"><text:soft-page-break/><text:span text:style-name="ins"><text:span text:style-name="T39"/></text:span></text:p>
      <text:p text:style-name="P21"><text:span text:style-name="ins"><text:span text:style-name="T60">This refactoring improved the code by making it easier to read with the well-named constant, and by adding the ability to easily change the indent string.</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Liberation Mono', Courier, monospace"/>
    <style:font-face style:name="Lohit Devanagari1" svg:font-family="'Lohit Devanagari'"/>
    <style:font-face style:name="LM Mono 8" svg:font-family="'LM Mono 8'" style:font-pitch="fixed"/>
    <style:font-face style:name="LM Mono Light 10" svg:font-family="'LM Mono Light 10'" style:font-pitch="fixed"/>
    <style:font-face style:name="TeXGyreCursor" svg:font-family="TeXGyreCurso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l" style:family="text"/>
    <style:style style:name="ins" style:family="text"/>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12:34:41.943455823</meta:creation-date>
    <dc:date>2017-10-23T16:50:00.852152077</dc:date>
    <meta:editing-duration>PT20M6S</meta:editing-duration>
    <meta:editing-cycles>3</meta:editing-cycles>
    <meta:generator>LibreOffice/5.3.7.1$Linux_X86_64 LibreOffice_project/30$Build-1</meta:generator>
    <meta:document-statistic meta:table-count="0" meta:image-count="0" meta:object-count="0" meta:page-count="5" meta:paragraph-count="126" meta:word-count="774" meta:character-count="5803" meta:non-whitespace-character-count="4881"/>
  </office:meta>
</office:document-meta>
</file>